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1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p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vert_elevation</text:p>
          </table:table-cell>
        </table:table-row>
        <table:table-row table:style-name="ro1">
          <table:table-cell office:value-type="float" office:value="121.195093164582" calcext:value-type="float">
            <text:p>121.195093164582</text:p>
          </table:table-cell>
          <table:table-cell office:value-type="float" office:value="23.9471458768474" calcext:value-type="float">
            <text:p>23.9471458768474</text:p>
          </table:table-cell>
          <table:table-cell office:value-type="float" office:value="1280" calcext:value-type="float">
            <text:p>1280</text:p>
          </table:table-cell>
          <table:table-cell table:formula="of:=122.1+[.C2]*0.9/3600" office:value-type="float" office:value="122.42" calcext:value-type="float">
            <text:p>122.42</text:p>
          </table:table-cell>
        </table:table-row>
        <table:table-row table:style-name="ro1">
          <table:table-cell office:value-type="float" office:value="121.282026601788" calcext:value-type="float">
            <text:p>121.282026601788</text:p>
          </table:table-cell>
          <table:table-cell office:value-type="float" office:value="24.0263409657158" calcext:value-type="float">
            <text:p>24.0263409657158</text:p>
          </table:table-cell>
          <table:table-cell office:value-type="float" office:value="2606" calcext:value-type="float">
            <text:p>2606</text:p>
          </table:table-cell>
          <table:table-cell table:formula="of:=122.1+[.C3]*0.9/3600" office:value-type="float" office:value="122.7515" calcext:value-type="float">
            <text:p>122.7515</text:p>
          </table:table-cell>
        </table:table-row>
        <table:table-row table:style-name="ro1">
          <table:table-cell office:value-type="float" office:value="121.31029741381" calcext:value-type="float">
            <text:p>121.31029741381</text:p>
          </table:table-cell>
          <table:table-cell office:value-type="float" office:value="24.2303697246426" calcext:value-type="float">
            <text:p>24.2303697246426</text:p>
          </table:table-cell>
          <table:table-cell office:value-type="float" office:value="2120" calcext:value-type="float">
            <text:p>2120</text:p>
          </table:table-cell>
          <table:table-cell table:formula="of:=122.1+[.C4]*0.9/3600" office:value-type="float" office:value="122.63" calcext:value-type="float">
            <text:p>122.63</text:p>
          </table:table-cell>
        </table:table-row>
        <table:table-row table:style-name="ro1">
          <table:table-cell office:value-type="float" office:value="121.159470342155" calcext:value-type="float">
            <text:p>121.159470342155</text:p>
          </table:table-cell>
          <table:table-cell office:value-type="float" office:value="23.4872395151658" calcext:value-type="float">
            <text:p>23.4872395151658</text:p>
          </table:table-cell>
          <table:table-cell office:value-type="float" office:value="3000" calcext:value-type="float">
            <text:p>3000</text:p>
          </table:table-cell>
          <table:table-cell table:formula="of:=122.1+[.C5]*0.9/3600"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121.282118899422" calcext:value-type="float">
            <text:p>121.282118899422</text:p>
          </table:table-cell>
          <table:table-cell office:value-type="float" office:value="24.2324509835113" calcext:value-type="float">
            <text:p>24.2324509835113</text:p>
          </table:table-cell>
          <table:table-cell office:value-type="float" office:value="1890" calcext:value-type="float">
            <text:p>1890</text:p>
          </table:table-cell>
          <table:table-cell table:formula="of:=122.1+[.C6]*0.9/3600" office:value-type="float" office:value="122.5725" calcext:value-type="float">
            <text:p>122.5725</text:p>
          </table:table-cell>
        </table:table-row>
        <table:table-row table:style-name="ro1">
          <table:table-cell office:value-type="float" office:value="121.315456200548" calcext:value-type="float">
            <text:p>121.315456200548</text:p>
          </table:table-cell>
          <table:table-cell office:value-type="float" office:value="24.0282319450468" calcext:value-type="float">
            <text:p>24.0282319450468</text:p>
          </table:table-cell>
          <table:table-cell office:value-type="float" office:value="1885" calcext:value-type="float">
            <text:p>1885</text:p>
          </table:table-cell>
          <table:table-cell table:formula="of:=122.1+[.C7]*0.9/3600" office:value-type="float" office:value="122.57125" calcext:value-type="float">
            <text:p>122.57125</text:p>
          </table:table-cell>
        </table:table-row>
        <table:table-row table:style-name="ro1">
          <table:table-cell office:value-type="float" office:value="121.282736767644" calcext:value-type="float">
            <text:p>121.282736767644</text:p>
          </table:table-cell>
          <table:table-cell office:value-type="float" office:value="24.1327986208148" calcext:value-type="float">
            <text:p>24.1327986208148</text:p>
          </table:table-cell>
          <table:table-cell office:value-type="float" office:value="3150" calcext:value-type="float">
            <text:p>3150</text:p>
          </table:table-cell>
          <table:table-cell table:formula="of:=122.1+[.C8]*0.9/3600" office:value-type="float" office:value="122.8875" calcext:value-type="float">
            <text:p>122.8875</text:p>
          </table:table-cell>
        </table:table-row>
        <table:table-row table:style-name="ro1">
          <table:table-cell office:value-type="float" office:value="121.486280261022" calcext:value-type="float">
            <text:p>121.486280261022</text:p>
          </table:table-cell>
          <table:table-cell office:value-type="float" office:value="24.6152761042758" calcext:value-type="float">
            <text:p>24.6152761042758</text:p>
          </table:table-cell>
          <table:table-cell office:value-type="float" office:value="1037" calcext:value-type="float">
            <text:p>1037</text:p>
          </table:table-cell>
          <table:table-cell table:formula="of:=122.1+[.C9]*0.9/3600" office:value-type="float" office:value="122.35925" calcext:value-type="float">
            <text:p>122.35925</text:p>
          </table:table-cell>
        </table:table-row>
        <table:table-row table:style-name="ro1">
          <table:table-cell office:value-type="float" office:value="121.252318560847" calcext:value-type="float">
            <text:p>121.252318560847</text:p>
          </table:table-cell>
          <table:table-cell office:value-type="float" office:value="24.5839432967325" calcext:value-type="float">
            <text:p>24.5839432967325</text:p>
          </table:table-cell>
          <table:table-cell office:value-type="float" office:value="1362" calcext:value-type="float">
            <text:p>1362</text:p>
          </table:table-cell>
          <table:table-cell table:formula="of:=122.1+[.C10]*0.9/3600" office:value-type="float" office:value="122.4405" calcext:value-type="float">
            <text:p>122.4405</text:p>
          </table:table-cell>
        </table:table-row>
        <table:table-row table:style-name="ro1">
          <table:table-cell office:value-type="float" office:value="121.41274334373" calcext:value-type="float">
            <text:p>121.41274334373</text:p>
          </table:table-cell>
          <table:table-cell office:value-type="float" office:value="24.0176220957465" calcext:value-type="float">
            <text:p>24.0176220957465</text:p>
          </table:table-cell>
          <table:table-cell office:value-type="float" office:value="1335" calcext:value-type="float">
            <text:p>1335</text:p>
          </table:table-cell>
          <table:table-cell table:formula="of:=122.1+[.C11]*0.9/3600" office:value-type="float" office:value="122.43375" calcext:value-type="float">
            <text:p>122.43375</text:p>
          </table:table-cell>
        </table:table-row>
        <table:table-row table:style-name="ro1">
          <table:table-cell office:value-type="float" office:value="121.350132795702" calcext:value-type="float">
            <text:p>121.350132795702</text:p>
          </table:table-cell>
          <table:table-cell office:value-type="float" office:value="24.2165598968354" calcext:value-type="float">
            <text:p>24.2165598968354</text:p>
          </table:table-cell>
          <table:table-cell office:value-type="float" office:value="3384" calcext:value-type="float">
            <text:p>3384</text:p>
          </table:table-cell>
          <table:table-cell table:formula="of:=122.1+[.C12]*0.9/3600" office:value-type="float" office:value="122.946" calcext:value-type="float">
            <text:p>122.946</text:p>
          </table:table-cell>
        </table:table-row>
        <table:table-row table:style-name="ro1">
          <table:table-cell office:value-type="float" office:value="120.778300247378" calcext:value-type="float">
            <text:p>120.778300247378</text:p>
          </table:table-cell>
          <table:table-cell office:value-type="float" office:value="22.408178137074" calcext:value-type="float">
            <text:p>22.408178137074</text:p>
          </table:table-cell>
          <table:table-cell office:value-type="float" office:value="1295" calcext:value-type="float">
            <text:p>1295</text:p>
          </table:table-cell>
          <table:table-cell table:formula="of:=122.1+[.C13]*0.9/3600" office:value-type="float" office:value="122.42375" calcext:value-type="float">
            <text:p>122.42375</text:p>
          </table:table-cell>
        </table:table-row>
        <table:table-row table:style-name="ro1">
          <table:table-cell office:value-type="float" office:value="121.003870996798" calcext:value-type="float">
            <text:p>121.003870996798</text:p>
          </table:table-cell>
          <table:table-cell office:value-type="float" office:value="22.764759133944" calcext:value-type="float">
            <text:p>22.764759133944</text:p>
          </table:table-cell>
          <table:table-cell office:value-type="float" office:value="1035" calcext:value-type="float">
            <text:p>1035</text:p>
          </table:table-cell>
          <table:table-cell table:formula="of:=122.1+[.C14]*0.9/3600" office:value-type="float" office:value="122.35875" calcext:value-type="float">
            <text:p>122.35875</text:p>
          </table:table-cell>
        </table:table-row>
        <table:table-row table:style-name="ro1">
          <table:table-cell office:value-type="float" office:value="121.382715645061" calcext:value-type="float">
            <text:p>121.382715645061</text:p>
          </table:table-cell>
          <table:table-cell office:value-type="float" office:value="24.6884170889547" calcext:value-type="float">
            <text:p>24.6884170889547</text:p>
          </table:table-cell>
          <table:table-cell office:value-type="float" office:value="619" calcext:value-type="float">
            <text:p>619</text:p>
          </table:table-cell>
          <table:table-cell table:formula="of:=122.1+[.C15]*0.9/3600" office:value-type="float" office:value="122.25475" calcext:value-type="float">
            <text:p>122.25475</text:p>
          </table:table-cell>
        </table:table-row>
        <table:table-row table:style-name="ro1">
          <table:table-cell office:value-type="float" office:value="121.464830643181" calcext:value-type="float">
            <text:p>121.464830643181</text:p>
          </table:table-cell>
          <table:table-cell office:value-type="float" office:value="24.7471373655828" calcext:value-type="float">
            <text:p>24.7471373655828</text:p>
          </table:table-cell>
          <table:table-cell office:value-type="float" office:value="1416" calcext:value-type="float">
            <text:p>1416</text:p>
          </table:table-cell>
          <table:table-cell table:formula="of:=122.1+[.C16]*0.9/3600" office:value-type="float" office:value="122.454" calcext:value-type="float">
            <text:p>122.454</text:p>
          </table:table-cell>
        </table:table-row>
        <table:table-row table:style-name="ro1">
          <table:table-cell office:value-type="float" office:value="121.565556261815" calcext:value-type="float">
            <text:p>121.565556261815</text:p>
          </table:table-cell>
          <table:table-cell office:value-type="float" office:value="23.7487295474764" calcext:value-type="float">
            <text:p>23.7487295474764</text:p>
          </table:table-cell>
          <table:table-cell office:value-type="float" office:value="280" calcext:value-type="float">
            <text:p>280</text:p>
          </table:table-cell>
          <table:table-cell table:formula="of:=122.1+[.C17]*0.9/3600" office:value-type="float" office:value="122.17" calcext:value-type="float">
            <text:p>122.17</text:p>
          </table:table-cell>
        </table:table-row>
        <table:table-row table:style-name="ro1">
          <table:table-cell office:value-type="float" office:value="121.079386836389" calcext:value-type="float">
            <text:p>121.079386836389</text:p>
          </table:table-cell>
          <table:table-cell office:value-type="float" office:value="24.6110087471215" calcext:value-type="float">
            <text:p>24.6110087471215</text:p>
          </table:table-cell>
          <table:table-cell office:value-type="float" office:value="1520" calcext:value-type="float">
            <text:p>1520</text:p>
          </table:table-cell>
          <table:table-cell table:formula="of:=122.1+[.C18]*0.9/3600" office:value-type="float" office:value="122.48" calcext:value-type="float">
            <text:p>122.48</text:p>
          </table:table-cell>
        </table:table-row>
        <table:table-row table:style-name="ro1">
          <table:table-cell office:value-type="float" office:value="121.439095625656" calcext:value-type="float">
            <text:p>121.439095625656</text:p>
          </table:table-cell>
          <table:table-cell office:value-type="float" office:value="24.733060490549" calcext:value-type="float">
            <text:p>24.733060490549</text:p>
          </table:table-cell>
          <table:table-cell office:value-type="float" office:value="1900" calcext:value-type="float">
            <text:p>1900</text:p>
          </table:table-cell>
          <table:table-cell table:formula="of:=122.1+[.C19]*0.9/3600" office:value-type="float" office:value="122.575" calcext:value-type="float">
            <text:p>122.575</text:p>
          </table:table-cell>
        </table:table-row>
        <table:table-row table:style-name="ro1">
          <table:table-cell office:value-type="float" office:value="121.186292050276" calcext:value-type="float">
            <text:p>121.186292050276</text:p>
          </table:table-cell>
          <table:table-cell office:value-type="float" office:value="23.9989068942566" calcext:value-type="float">
            <text:p>23.9989068942566</text:p>
          </table:table-cell>
          <table:table-cell office:value-type="float" office:value="2120" calcext:value-type="float">
            <text:p>2120</text:p>
          </table:table-cell>
          <table:table-cell table:formula="of:=122.1+[.C20]*0.9/3600" office:value-type="float" office:value="122.63" calcext:value-type="float">
            <text:p>122.63</text:p>
          </table:table-cell>
        </table:table-row>
        <table:table-row table:style-name="ro1">
          <table:table-cell office:value-type="float" office:value="121.141874581913" calcext:value-type="float">
            <text:p>121.141874581913</text:p>
          </table:table-cell>
          <table:table-cell office:value-type="float" office:value="23.5204544969036" calcext:value-type="float">
            <text:p>23.5204544969036</text:p>
          </table:table-cell>
          <table:table-cell office:value-type="float" office:value="3379" calcext:value-type="float">
            <text:p>3379</text:p>
          </table:table-cell>
          <table:table-cell table:formula="of:=122.1+[.C21]*0.9/3600" office:value-type="float" office:value="122.94475" calcext:value-type="float">
            <text:p>122.94475</text:p>
          </table:table-cell>
        </table:table-row>
        <table:table-row table:style-name="ro1">
          <table:table-cell office:value-type="float" office:value="121.619869553772" calcext:value-type="float">
            <text:p>121.619869553772</text:p>
          </table:table-cell>
          <table:table-cell office:value-type="float" office:value="24.3406227823352" calcext:value-type="float">
            <text:p>24.3406227823352</text:p>
          </table:table-cell>
          <table:table-cell office:value-type="float" office:value="577" calcext:value-type="float">
            <text:p>577</text:p>
          </table:table-cell>
          <table:table-cell table:formula="of:=122.1+[.C22]*0.9/3600" office:value-type="float" office:value="122.24425" calcext:value-type="float">
            <text:p>122.24425</text:p>
          </table:table-cell>
        </table:table-row>
        <table:table-row table:style-name="ro1">
          <table:table-cell office:value-type="float" office:value="121.756561927881" calcext:value-type="float">
            <text:p>121.756561927881</text:p>
          </table:table-cell>
          <table:table-cell office:value-type="float" office:value="24.8429253883037" calcext:value-type="float">
            <text:p>24.8429253883037</text:p>
          </table:table-cell>
          <table:table-cell office:value-type="float" office:value="420" calcext:value-type="float">
            <text:p>420</text:p>
          </table:table-cell>
          <table:table-cell table:formula="of:=122.1+[.C23]*0.9/3600" office:value-type="float" office:value="122.205" calcext:value-type="float">
            <text:p>122.205</text:p>
          </table:table-cell>
        </table:table-row>
        <table:table-row table:style-name="ro1">
          <table:table-cell office:value-type="float" office:value="121.572148905975" calcext:value-type="float">
            <text:p>121.572148905975</text:p>
          </table:table-cell>
          <table:table-cell office:value-type="float" office:value="24.1149919215003" calcext:value-type="float">
            <text:p>24.1149919215003</text:p>
          </table:table-cell>
          <table:table-cell office:value-type="float" office:value="1230" calcext:value-type="float">
            <text:p>1230</text:p>
          </table:table-cell>
          <table:table-cell table:formula="of:=122.1+[.C24]*0.9/3600" office:value-type="float" office:value="122.4075" calcext:value-type="float">
            <text:p>122.4075</text:p>
          </table:table-cell>
        </table:table-row>
        <table:table-row table:style-name="ro1">
          <table:table-cell office:value-type="float" office:value="120.738811384299" calcext:value-type="float">
            <text:p>120.738811384299</text:p>
          </table:table-cell>
          <table:table-cell office:value-type="float" office:value="22.8885703647024" calcext:value-type="float">
            <text:p>22.8885703647024</text:p>
          </table:table-cell>
          <table:table-cell office:value-type="float" office:value="1378" calcext:value-type="float">
            <text:p>1378</text:p>
          </table:table-cell>
          <table:table-cell table:formula="of:=122.1+[.C25]*0.9/3600" office:value-type="float" office:value="122.4445" calcext:value-type="float">
            <text:p>122.4445</text:p>
          </table:table-cell>
        </table:table-row>
        <table:table-row table:style-name="ro1">
          <table:table-cell office:value-type="float" office:value="121.382789850183" calcext:value-type="float">
            <text:p>121.382789850183</text:p>
          </table:table-cell>
          <table:table-cell office:value-type="float" office:value="24.5510481676299" calcext:value-type="float">
            <text:p>24.5510481676299</text:p>
          </table:table-cell>
          <table:table-cell office:value-type="float" office:value="2030" calcext:value-type="float">
            <text:p>2030</text:p>
          </table:table-cell>
          <table:table-cell table:formula="of:=122.1+[.C26]*0.9/3600" office:value-type="float" office:value="122.6075" calcext:value-type="float">
            <text:p>122.6075</text:p>
          </table:table-cell>
        </table:table-row>
        <table:table-row table:style-name="ro1">
          <table:table-cell office:value-type="float" office:value="120.809654659092" calcext:value-type="float">
            <text:p>120.809654659092</text:p>
          </table:table-cell>
          <table:table-cell office:value-type="float" office:value="22.4271345467923" calcext:value-type="float">
            <text:p>22.4271345467923</text:p>
          </table:table-cell>
          <table:table-cell office:value-type="float" office:value="1235" calcext:value-type="float">
            <text:p>1235</text:p>
          </table:table-cell>
          <table:table-cell table:formula="of:=122.1+[.C27]*0.9/3600" office:value-type="float" office:value="122.40875" calcext:value-type="float">
            <text:p>122.40875</text:p>
          </table:table-cell>
        </table:table-row>
        <table:table-row table:style-name="ro1">
          <table:table-cell office:value-type="float" office:value="121.926749233741" calcext:value-type="float">
            <text:p>121.926749233741</text:p>
          </table:table-cell>
          <table:table-cell office:value-type="float" office:value="24.9869479996248" calcext:value-type="float">
            <text:p>24.9869479996248</text:p>
          </table:table-cell>
          <table:table-cell office:value-type="float" office:value="503" calcext:value-type="float">
            <text:p>503</text:p>
          </table:table-cell>
          <table:table-cell table:formula="of:=122.1+[.C28]*0.9/3600" office:value-type="float" office:value="122.22575" calcext:value-type="float">
            <text:p>122.22575</text:p>
          </table:table-cell>
        </table:table-row>
        <table:table-row table:style-name="ro1">
          <table:table-cell office:value-type="float" office:value="121.150027665176" calcext:value-type="float">
            <text:p>121.150027665176</text:p>
          </table:table-cell>
          <table:table-cell office:value-type="float" office:value="23.3444601776757" calcext:value-type="float">
            <text:p>23.3444601776757</text:p>
          </table:table-cell>
          <table:table-cell office:value-type="float" office:value="1768" calcext:value-type="float">
            <text:p>1768</text:p>
          </table:table-cell>
          <table:table-cell table:formula="of:=122.1+[.C29]*0.9/3600" office:value-type="float" office:value="122.542" calcext:value-type="float">
            <text:p>122.542</text:p>
          </table:table-cell>
        </table:table-row>
        <table:table-row table:style-name="ro1">
          <table:table-cell office:value-type="float" office:value="121.239282346178" calcext:value-type="float">
            <text:p>121.239282346178</text:p>
          </table:table-cell>
          <table:table-cell office:value-type="float" office:value="24.232989807736" calcext:value-type="float">
            <text:p>24.232989807736</text:p>
          </table:table-cell>
          <table:table-cell office:value-type="float" office:value="2536" calcext:value-type="float">
            <text:p>2536</text:p>
          </table:table-cell>
          <table:table-cell table:formula="of:=122.1+[.C30]*0.9/3600" office:value-type="float" office:value="122.734" calcext:value-type="float">
            <text:p>122.734</text:p>
          </table:table-cell>
        </table:table-row>
        <table:table-row table:style-name="ro1">
          <table:table-cell office:value-type="float" office:value="121.846321259264" calcext:value-type="float">
            <text:p>121.846321259264</text:p>
          </table:table-cell>
          <table:table-cell office:value-type="float" office:value="25.0982844849885" calcext:value-type="float">
            <text:p>25.0982844849885</text:p>
          </table:table-cell>
          <table:table-cell office:value-type="float" office:value="169" calcext:value-type="float">
            <text:p>169</text:p>
          </table:table-cell>
          <table:table-cell table:formula="of:=122.1+[.C31]*0.9/3600" office:value-type="float" office:value="122.14225" calcext:value-type="float">
            <text:p>122.14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PingFang TC" style:font-family-asian="'PingFang T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4:42:55.513060000</dc:date>
    <meta:editing-duration>PT1M1S</meta:editing-duration>
    <meta:editing-cycles>1</meta:editing-cycles>
    <meta:document-statistic meta:table-count="1" meta:cell-count="124" meta:object-count="0"/>
    <meta:generator>LibreOffice/6.0.5.2$MacOSX_X86_64 LibreOffice_project/54c8cbb85f300ac59db32fe8a675ff7683cd5a16</meta:generator>
  </office:meta>
</office:document-meta>
</file>